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52.05pt"/>
    </style:style>
    <style:style style:name="co9" style:family="table-column">
      <style:table-column-properties fo:break-before="auto" style:column-width="64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cell-protect="none" style:print-content="true"/>
      <style:text-properties fo:color="#000000"/>
    </style:style>
    <style:style style:name="ce15" style:family="table-cell" style:parent-style-name="Default">
      <style:table-cell-properties style:cell-protect="none" style:print-content="true"/>
      <style:text-properties fo:color="#0066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none" style:print-content="true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fo:color="#000000" style:font-weight-asian="normal"/>
    </style:style>
    <style:style style:name="ce22" style:family="table-cell" style:parent-style-name="Default" style:data-style-name="N11">
      <style:table-cell-properties fo:background-color="#ddddd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urrent Financials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vious and Current Year Financials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This worksheet contains: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/>
          <table:table-cell table:style-name="ce11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9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0"/>
          <table:table-cell table:number-columns-repeated="2"/>
        </table:table-row>
      </table:table>
      <table:table table:name="Ten Year Pla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number-columns-repeated="11" table:default-cell-style-name="Default"/>
        <table:table-row table:style-name="ro1">
          <table:table-cell table:style-name="ce12" office:value-type="string" calcext:value-type="string" table:number-columns-spanned="5" table:number-rows-spanned="1">
            <text:p>Ten Year Plan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Budgeted items would include: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Repainting <text:s/>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Security enhancements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3">
          <table:table-cell table:style-name="ce13" office:value-type="string" calcext:value-type="string">
            <text:p>Item</text:p>
          </table:table-cell>
          <table:table-cell table:style-name="ce16" office:value-type="string" calcext:value-type="string">
            <text:p>Start Year</text:p>
          </table:table-cell>
          <table:table-cell table:style-name="ce16" office:value-type="string" calcext:value-type="string">
            <text:p>End Year</text:p>
          </table:table-cell>
          <table:table-cell table:style-name="ce16" office:value-type="string" calcext:value-type="string">
            <text:p>Step (years)</text:p>
          </table:table-cell>
          <table:table-cell table:style-name="ce16" office:value-type="string" calcext:value-type="string">
            <text:p>Annual amount (real)</text:p>
          </table:table-cell>
          <table:table-cell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G15]+1" office:value-type="float" office:value="2019" calcext:value-type="float">
            <text:p>2019</text:p>
          </table:table-cell>
          <table:table-cell table:style-name="ce18" table:formula="of:=[.H15]+1" office:value-type="float" office:value="2020" calcext:value-type="float">
            <text:p>2020</text:p>
          </table:table-cell>
          <table:table-cell table:style-name="ce18" table:formula="of:=[.I15]+1" office:value-type="float" office:value="2021" calcext:value-type="float">
            <text:p>2021</text:p>
          </table:table-cell>
          <table:table-cell table:style-name="ce18" table:formula="of:=[.J15]+1" office:value-type="float" office:value="2022" calcext:value-type="float">
            <text:p>2022</text:p>
          </table:table-cell>
          <table:table-cell table:style-name="ce18" table:formula="of:=[.K15]+1" office:value-type="float" office:value="2023" calcext:value-type="float">
            <text:p>2023</text:p>
          </table:table-cell>
          <table:table-cell table:style-name="ce18" table:formula="of:=[.L15]+1" office:value-type="float" office:value="2024" calcext:value-type="float">
            <text:p>2024</text:p>
          </table:table-cell>
          <table:table-cell table:style-name="ce18" table:formula="of:=[.M15]+1" office:value-type="float" office:value="2025" calcext:value-type="float">
            <text:p>2025</text:p>
          </table:table-cell>
          <table:table-cell table:style-name="ce18" table:formula="of:=[.N15]+1" office:value-type="float" office:value="2026" calcext:value-type="float">
            <text:p>2026</text:p>
          </table:table-cell>
          <table:table-cell table:style-name="ce18" table:formula="of:=[.O15]+1"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5]&lt;[.$B16];[.G$15]&gt;[.$C16]);0;IF(MOD([.G$15]-[.$B16]; [.$D16]) = 0; [.$E16]; 0))" office:value-type="float" office:value="270000" calcext:value-type="float">
            <text:p>270000</text:p>
          </table:table-cell>
          <table:table-cell table:formula="of:=IF(OR([.H$15]&lt;[.$B16];[.H$15]&gt;[.$C16]);0;IF(MOD([.H$15]-[.$B16]; [.$D16]) = 0; [.$E16]; 0))" office:value-type="float" office:value="0" calcext:value-type="float">
            <text:p>0</text:p>
          </table:table-cell>
          <table:table-cell table:formula="of:=IF(OR([.I$15]&lt;[.$B16];[.I$15]&gt;[.$C16]);0;IF(MOD([.I$15]-[.$B16]; [.$D16]) = 0; [.$E16]; 0))" office:value-type="float" office:value="0" calcext:value-type="float">
            <text:p>0</text:p>
          </table:table-cell>
          <table:table-cell table:formula="of:=IF(OR([.J$15]&lt;[.$B16];[.J$15]&gt;[.$C16]);0;IF(MOD([.J$15]-[.$B16]; [.$D16]) = 0; [.$E16]; 0))" office:value-type="float" office:value="0" calcext:value-type="float">
            <text:p>0</text:p>
          </table:table-cell>
          <table:table-cell table:formula="of:=IF(OR([.K$15]&lt;[.$B16];[.K$15]&gt;[.$C16]);0;IF(MOD([.K$15]-[.$B16]; [.$D16]) = 0; [.$E16]; 0))" office:value-type="float" office:value="0" calcext:value-type="float">
            <text:p>0</text:p>
          </table:table-cell>
          <table:table-cell table:formula="of:=IF(OR([.L$15]&lt;[.$B16];[.L$15]&gt;[.$C16]);0;IF(MOD([.L$15]-[.$B16]; [.$D16]) = 0; [.$E16]; 0))" office:value-type="float" office:value="0" calcext:value-type="float">
            <text:p>0</text:p>
          </table:table-cell>
          <table:table-cell table:formula="of:=IF(OR([.M$15]&lt;[.$B16];[.M$15]&gt;[.$C16]);0;IF(MOD([.M$15]-[.$B16]; [.$D16]) = 0; [.$E16]; 0))" office:value-type="float" office:value="0" calcext:value-type="float">
            <text:p>0</text:p>
          </table:table-cell>
          <table:table-cell table:formula="of:=IF(OR([.N$15]&lt;[.$B16];[.N$15]&gt;[.$C16]);0;IF(MOD([.N$15]-[.$B16]; [.$D16]) = 0; [.$E16]; 0))" office:value-type="float" office:value="0" calcext:value-type="float">
            <text:p>0</text:p>
          </table:table-cell>
          <table:table-cell table:formula="of:=IF(OR([.O$15]&lt;[.$B16];[.O$15]&gt;[.$C16]);0;IF(MOD([.O$15]-[.$B16]; [.$D16]) = 0; [.$E16]; 0))" office:value-type="float" office:value="0" calcext:value-type="float">
            <text:p>0</text:p>
          </table:table-cell>
          <table:table-cell table:formula="of:=IF(OR([.P$15]&lt;[.$B16];[.P$15]&gt;[.$C16]);0;IF(MOD([.P$15]-[.$B16]; [.$D16]) = 0; [.$E1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5]&lt;[.$B17];[.G$15]&gt;[.$C17]);0;IF(MOD([.G$15]-[.$B17]; [.$D17]) = 0; [.$E17]; 0))" office:value-type="float" office:value="0" calcext:value-type="float">
            <text:p>0</text:p>
          </table:table-cell>
          <table:table-cell table:formula="of:=IF(OR([.H$15]&lt;[.$B17];[.H$15]&gt;[.$C17]);0;IF(MOD([.H$15]-[.$B17]; [.$D17]) = 0; [.$E17]; 0))" office:value-type="float" office:value="0" calcext:value-type="float">
            <text:p>0</text:p>
          </table:table-cell>
          <table:table-cell table:formula="of:=IF(OR([.I$15]&lt;[.$B17];[.I$15]&gt;[.$C17]);0;IF(MOD([.I$15]-[.$B17]; [.$D17]) = 0; [.$E17]; 0))" office:value-type="float" office:value="0" calcext:value-type="float">
            <text:p>0</text:p>
          </table:table-cell>
          <table:table-cell table:formula="of:=IF(OR([.J$15]&lt;[.$B17];[.J$15]&gt;[.$C17]);0;IF(MOD([.J$15]-[.$B17]; [.$D17]) = 0; [.$E17]; 0))" office:value-type="float" office:value="710000" calcext:value-type="float">
            <text:p>710000</text:p>
          </table:table-cell>
          <table:table-cell table:formula="of:=IF(OR([.K$15]&lt;[.$B17];[.K$15]&gt;[.$C17]);0;IF(MOD([.K$15]-[.$B17]; [.$D17]) = 0; [.$E17]; 0))" office:value-type="float" office:value="0" calcext:value-type="float">
            <text:p>0</text:p>
          </table:table-cell>
          <table:table-cell table:formula="of:=IF(OR([.L$15]&lt;[.$B17];[.L$15]&gt;[.$C17]);0;IF(MOD([.L$15]-[.$B17]; [.$D17]) = 0; [.$E17]; 0))" office:value-type="float" office:value="0" calcext:value-type="float">
            <text:p>0</text:p>
          </table:table-cell>
          <table:table-cell table:formula="of:=IF(OR([.M$15]&lt;[.$B17];[.M$15]&gt;[.$C17]);0;IF(MOD([.M$15]-[.$B17]; [.$D17]) = 0; [.$E17]; 0))" office:value-type="float" office:value="0" calcext:value-type="float">
            <text:p>0</text:p>
          </table:table-cell>
          <table:table-cell table:formula="of:=IF(OR([.N$15]&lt;[.$B17];[.N$15]&gt;[.$C17]);0;IF(MOD([.N$15]-[.$B17]; [.$D17]) = 0; [.$E17]; 0))" office:value-type="float" office:value="0" calcext:value-type="float">
            <text:p>0</text:p>
          </table:table-cell>
          <table:table-cell table:formula="of:=IF(OR([.O$15]&lt;[.$B17];[.O$15]&gt;[.$C17]);0;IF(MOD([.O$15]-[.$B17]; [.$D17]) = 0; [.$E17]; 0))" office:value-type="float" office:value="0" calcext:value-type="float">
            <text:p>0</text:p>
          </table:table-cell>
          <table:table-cell table:formula="of:=IF(OR([.P$15]&lt;[.$B17];[.P$15]&gt;[.$C17]);0;IF(MOD([.P$15]-[.$B17]; [.$D17]) = 0; [.$E17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5]&lt;[.$B18];[.G$15]&gt;[.$C18]);0;IF(MOD([.G$15]-[.$B18]; [.$D18]) = 0; [.$E18]; 0))" office:value-type="float" office:value="0" calcext:value-type="float">
            <text:p>0</text:p>
          </table:table-cell>
          <table:table-cell table:formula="of:=IF(OR([.H$15]&lt;[.$B18];[.H$15]&gt;[.$C18]);0;IF(MOD([.H$15]-[.$B18]; [.$D18]) = 0; [.$E18]; 0))" office:value-type="float" office:value="0" calcext:value-type="float">
            <text:p>0</text:p>
          </table:table-cell>
          <table:table-cell table:formula="of:=IF(OR([.I$15]&lt;[.$B18];[.I$15]&gt;[.$C18]);0;IF(MOD([.I$15]-[.$B18]; [.$D18]) = 0; [.$E18]; 0))" office:value-type="float" office:value="0" calcext:value-type="float">
            <text:p>0</text:p>
          </table:table-cell>
          <table:table-cell table:formula="of:=IF(OR([.J$15]&lt;[.$B18];[.J$15]&gt;[.$C18]);0;IF(MOD([.J$15]-[.$B18]; [.$D18]) = 0; [.$E18]; 0))" office:value-type="float" office:value="0" calcext:value-type="float">
            <text:p>0</text:p>
          </table:table-cell>
          <table:table-cell table:formula="of:=IF(OR([.K$15]&lt;[.$B18];[.K$15]&gt;[.$C18]);0;IF(MOD([.K$15]-[.$B18]; [.$D18]) = 0; [.$E18]; 0))" office:value-type="float" office:value="0" calcext:value-type="float">
            <text:p>0</text:p>
          </table:table-cell>
          <table:table-cell table:formula="of:=IF(OR([.L$15]&lt;[.$B18];[.L$15]&gt;[.$C18]);0;IF(MOD([.L$15]-[.$B18]; [.$D18]) = 0; [.$E18]; 0))" office:value-type="float" office:value="240000" calcext:value-type="float">
            <text:p>240000</text:p>
          </table:table-cell>
          <table:table-cell table:formula="of:=IF(OR([.M$15]&lt;[.$B18];[.M$15]&gt;[.$C18]);0;IF(MOD([.M$15]-[.$B18]; [.$D18]) = 0; [.$E18]; 0))" office:value-type="float" office:value="0" calcext:value-type="float">
            <text:p>0</text:p>
          </table:table-cell>
          <table:table-cell table:formula="of:=IF(OR([.N$15]&lt;[.$B18];[.N$15]&gt;[.$C18]);0;IF(MOD([.N$15]-[.$B18]; [.$D18]) = 0; [.$E18]; 0))" office:value-type="float" office:value="0" calcext:value-type="float">
            <text:p>0</text:p>
          </table:table-cell>
          <table:table-cell table:formula="of:=IF(OR([.O$15]&lt;[.$B18];[.O$15]&gt;[.$C18]);0;IF(MOD([.O$15]-[.$B18]; [.$D18]) = 0; [.$E18]; 0))" office:value-type="float" office:value="0" calcext:value-type="float">
            <text:p>0</text:p>
          </table:table-cell>
          <table:table-cell table:formula="of:=IF(OR([.P$15]&lt;[.$B18];[.P$15]&gt;[.$C18]);0;IF(MOD([.P$15]-[.$B18]; [.$D18]) = 0; [.$E1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5]&lt;[.$B19];[.G$15]&gt;[.$C19]);0;IF(MOD([.G$15]-[.$B19]; [.$D19]) = 0; [.$E19]; 0))" office:value-type="float" office:value="0" calcext:value-type="float">
            <text:p>0</text:p>
          </table:table-cell>
          <table:table-cell table:formula="of:=IF(OR([.H$15]&lt;[.$B19];[.H$15]&gt;[.$C19]);0;IF(MOD([.H$15]-[.$B19]; [.$D19]) = 0; [.$E19]; 0))" office:value-type="float" office:value="0" calcext:value-type="float">
            <text:p>0</text:p>
          </table:table-cell>
          <table:table-cell table:formula="of:=IF(OR([.I$15]&lt;[.$B19];[.I$15]&gt;[.$C19]);0;IF(MOD([.I$15]-[.$B19]; [.$D19]) = 0; [.$E19]; 0))" office:value-type="float" office:value="100000" calcext:value-type="float">
            <text:p>100000</text:p>
          </table:table-cell>
          <table:table-cell table:formula="of:=IF(OR([.J$15]&lt;[.$B19];[.J$15]&gt;[.$C19]);0;IF(MOD([.J$15]-[.$B19]; [.$D19]) = 0; [.$E19]; 0))" office:value-type="float" office:value="0" calcext:value-type="float">
            <text:p>0</text:p>
          </table:table-cell>
          <table:table-cell table:formula="of:=IF(OR([.K$15]&lt;[.$B19];[.K$15]&gt;[.$C19]);0;IF(MOD([.K$15]-[.$B19]; [.$D19]) = 0; [.$E19]; 0))" office:value-type="float" office:value="0" calcext:value-type="float">
            <text:p>0</text:p>
          </table:table-cell>
          <table:table-cell table:formula="of:=IF(OR([.L$15]&lt;[.$B19];[.L$15]&gt;[.$C19]);0;IF(MOD([.L$15]-[.$B19]; [.$D19]) = 0; [.$E19]; 0))" office:value-type="float" office:value="0" calcext:value-type="float">
            <text:p>0</text:p>
          </table:table-cell>
          <table:table-cell table:formula="of:=IF(OR([.M$15]&lt;[.$B19];[.M$15]&gt;[.$C19]);0;IF(MOD([.M$15]-[.$B19]; [.$D19]) = 0; [.$E19]; 0))" office:value-type="float" office:value="0" calcext:value-type="float">
            <text:p>0</text:p>
          </table:table-cell>
          <table:table-cell table:formula="of:=IF(OR([.N$15]&lt;[.$B19];[.N$15]&gt;[.$C19]);0;IF(MOD([.N$15]-[.$B19]; [.$D19]) = 0; [.$E19]; 0))" office:value-type="float" office:value="0" calcext:value-type="float">
            <text:p>0</text:p>
          </table:table-cell>
          <table:table-cell table:formula="of:=IF(OR([.O$15]&lt;[.$B19];[.O$15]&gt;[.$C19]);0;IF(MOD([.O$15]-[.$B19]; [.$D19]) = 0; [.$E19]; 0))" office:value-type="float" office:value="0" calcext:value-type="float">
            <text:p>0</text:p>
          </table:table-cell>
          <table:table-cell table:formula="of:=IF(OR([.P$15]&lt;[.$B19];[.P$15]&gt;[.$C19]);0;IF(MOD([.P$15]-[.$B19]; [.$D19]) = 0; [.$E1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5]&lt;[.$B20];[.G$15]&gt;[.$C20]);0;IF(MOD([.G$15]-[.$B20]; [.$D20]) = 0; [.$E20]; 0))" office:value-type="float" office:value="5000" calcext:value-type="float">
            <text:p>5000</text:p>
          </table:table-cell>
          <table:table-cell table:formula="of:=IF(OR([.H$15]&lt;[.$B20];[.H$15]&gt;[.$C20]);0;IF(MOD([.H$15]-[.$B20]; [.$D20]) = 0; [.$E20]; 0))" office:value-type="float" office:value="5000" calcext:value-type="float">
            <text:p>5000</text:p>
          </table:table-cell>
          <table:table-cell table:formula="of:=IF(OR([.I$15]&lt;[.$B20];[.I$15]&gt;[.$C20]);0;IF(MOD([.I$15]-[.$B20]; [.$D20]) = 0; [.$E20]; 0))" office:value-type="float" office:value="5000" calcext:value-type="float">
            <text:p>5000</text:p>
          </table:table-cell>
          <table:table-cell table:formula="of:=IF(OR([.J$15]&lt;[.$B20];[.J$15]&gt;[.$C20]);0;IF(MOD([.J$15]-[.$B20]; [.$D20]) = 0; [.$E20]; 0))" office:value-type="float" office:value="5000" calcext:value-type="float">
            <text:p>5000</text:p>
          </table:table-cell>
          <table:table-cell table:formula="of:=IF(OR([.K$15]&lt;[.$B20];[.K$15]&gt;[.$C20]);0;IF(MOD([.K$15]-[.$B20]; [.$D20]) = 0; [.$E20]; 0))" office:value-type="float" office:value="5000" calcext:value-type="float">
            <text:p>5000</text:p>
          </table:table-cell>
          <table:table-cell table:formula="of:=IF(OR([.L$15]&lt;[.$B20];[.L$15]&gt;[.$C20]);0;IF(MOD([.L$15]-[.$B20]; [.$D20]) = 0; [.$E20]; 0))" office:value-type="float" office:value="5000" calcext:value-type="float">
            <text:p>5000</text:p>
          </table:table-cell>
          <table:table-cell table:formula="of:=IF(OR([.M$15]&lt;[.$B20];[.M$15]&gt;[.$C20]);0;IF(MOD([.M$15]-[.$B20]; [.$D20]) = 0; [.$E20]; 0))" office:value-type="float" office:value="5000" calcext:value-type="float">
            <text:p>5000</text:p>
          </table:table-cell>
          <table:table-cell table:formula="of:=IF(OR([.N$15]&lt;[.$B20];[.N$15]&gt;[.$C20]);0;IF(MOD([.N$15]-[.$B20]; [.$D20]) = 0; [.$E20]; 0))" office:value-type="float" office:value="5000" calcext:value-type="float">
            <text:p>5000</text:p>
          </table:table-cell>
          <table:table-cell table:formula="of:=IF(OR([.O$15]&lt;[.$B20];[.O$15]&gt;[.$C20]);0;IF(MOD([.O$15]-[.$B20]; [.$D20]) = 0; [.$E20]; 0))" office:value-type="float" office:value="5000" calcext:value-type="float">
            <text:p>5000</text:p>
          </table:table-cell>
          <table:table-cell table:formula="of:=IF(OR([.P$15]&lt;[.$B20];[.P$15]&gt;[.$C20]);0;IF(MOD([.P$15]-[.$B20]; [.$D20]) = 0; [.$E20]; 0))"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5]&lt;[.$B21];[.G$15]&gt;[.$C21]);0;IF(MOD([.G$15]-[.$B21]; [.$D21]) = 0; [.$E21]; 0))" office:value-type="float" office:value="0" calcext:value-type="float">
            <text:p>0</text:p>
          </table:table-cell>
          <table:table-cell table:formula="of:=IF(OR([.H$15]&lt;[.$B21];[.H$15]&gt;[.$C21]);0;IF(MOD([.H$15]-[.$B21]; [.$D21]) = 0; [.$E21]; 0))" office:value-type="float" office:value="0" calcext:value-type="float">
            <text:p>0</text:p>
          </table:table-cell>
          <table:table-cell table:formula="of:=IF(OR([.I$15]&lt;[.$B21];[.I$15]&gt;[.$C21]);0;IF(MOD([.I$15]-[.$B21]; [.$D21]) = 0; [.$E21]; 0))" office:value-type="float" office:value="0" calcext:value-type="float">
            <text:p>0</text:p>
          </table:table-cell>
          <table:table-cell table:formula="of:=IF(OR([.J$15]&lt;[.$B21];[.J$15]&gt;[.$C21]);0;IF(MOD([.J$15]-[.$B21]; [.$D21]) = 0; [.$E21]; 0))" office:value-type="float" office:value="0" calcext:value-type="float">
            <text:p>0</text:p>
          </table:table-cell>
          <table:table-cell table:formula="of:=IF(OR([.K$15]&lt;[.$B21];[.K$15]&gt;[.$C21]);0;IF(MOD([.K$15]-[.$B21]; [.$D21]) = 0; [.$E21]; 0))" office:value-type="float" office:value="0" calcext:value-type="float">
            <text:p>0</text:p>
          </table:table-cell>
          <table:table-cell table:formula="of:=IF(OR([.L$15]&lt;[.$B21];[.L$15]&gt;[.$C21]);0;IF(MOD([.L$15]-[.$B21]; [.$D21]) = 0; [.$E21]; 0))" office:value-type="float" office:value="0" calcext:value-type="float">
            <text:p>0</text:p>
          </table:table-cell>
          <table:table-cell table:formula="of:=IF(OR([.M$15]&lt;[.$B21];[.M$15]&gt;[.$C21]);0;IF(MOD([.M$15]-[.$B21]; [.$D21]) = 0; [.$E21]; 0))" office:value-type="float" office:value="0" calcext:value-type="float">
            <text:p>0</text:p>
          </table:table-cell>
          <table:table-cell table:formula="of:=IF(OR([.N$15]&lt;[.$B21];[.N$15]&gt;[.$C21]);0;IF(MOD([.N$15]-[.$B21]; [.$D21]) = 0; [.$E21]; 0))" office:value-type="float" office:value="80000" calcext:value-type="float">
            <text:p>80000</text:p>
          </table:table-cell>
          <table:table-cell table:formula="of:=IF(OR([.O$15]&lt;[.$B21];[.O$15]&gt;[.$C21]);0;IF(MOD([.O$15]-[.$B21]; [.$D21]) = 0; [.$E21]; 0))" office:value-type="float" office:value="0" calcext:value-type="float">
            <text:p>0</text:p>
          </table:table-cell>
          <table:table-cell table:formula="of:=IF(OR([.P$15]&lt;[.$B21];[.P$15]&gt;[.$C21]);0;IF(MOD([.P$15]-[.$B21]; [.$D21]) = 0; [.$E2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5]&lt;[.$B22];[.G$15]&gt;[.$C22]);0;IF(MOD([.G$15]-[.$B22]; [.$D22]) = 0; [.$E22]; 0))" office:value-type="float" office:value="0" calcext:value-type="float">
            <text:p>0</text:p>
          </table:table-cell>
          <table:table-cell table:formula="of:=IF(OR([.H$15]&lt;[.$B22];[.H$15]&gt;[.$C22]);0;IF(MOD([.H$15]-[.$B22]; [.$D22]) = 0; [.$E22]; 0))" office:value-type="float" office:value="0" calcext:value-type="float">
            <text:p>0</text:p>
          </table:table-cell>
          <table:table-cell table:formula="of:=IF(OR([.I$15]&lt;[.$B22];[.I$15]&gt;[.$C22]);0;IF(MOD([.I$15]-[.$B22]; [.$D22]) = 0; [.$E22]; 0))" office:value-type="float" office:value="125000" calcext:value-type="float">
            <text:p>125000</text:p>
          </table:table-cell>
          <table:table-cell table:formula="of:=IF(OR([.J$15]&lt;[.$B22];[.J$15]&gt;[.$C22]);0;IF(MOD([.J$15]-[.$B22]; [.$D22]) = 0; [.$E22]; 0))" office:value-type="float" office:value="125000" calcext:value-type="float">
            <text:p>125000</text:p>
          </table:table-cell>
          <table:table-cell table:formula="of:=IF(OR([.K$15]&lt;[.$B22];[.K$15]&gt;[.$C22]);0;IF(MOD([.K$15]-[.$B22]; [.$D22]) = 0; [.$E22]; 0))" office:value-type="float" office:value="0" calcext:value-type="float">
            <text:p>0</text:p>
          </table:table-cell>
          <table:table-cell table:formula="of:=IF(OR([.L$15]&lt;[.$B22];[.L$15]&gt;[.$C22]);0;IF(MOD([.L$15]-[.$B22]; [.$D22]) = 0; [.$E22]; 0))" office:value-type="float" office:value="0" calcext:value-type="float">
            <text:p>0</text:p>
          </table:table-cell>
          <table:table-cell table:formula="of:=IF(OR([.M$15]&lt;[.$B22];[.M$15]&gt;[.$C22]);0;IF(MOD([.M$15]-[.$B22]; [.$D22]) = 0; [.$E22]; 0))" office:value-type="float" office:value="0" calcext:value-type="float">
            <text:p>0</text:p>
          </table:table-cell>
          <table:table-cell table:formula="of:=IF(OR([.N$15]&lt;[.$B22];[.N$15]&gt;[.$C22]);0;IF(MOD([.N$15]-[.$B22]; [.$D22]) = 0; [.$E22]; 0))" office:value-type="float" office:value="0" calcext:value-type="float">
            <text:p>0</text:p>
          </table:table-cell>
          <table:table-cell table:formula="of:=IF(OR([.O$15]&lt;[.$B22];[.O$15]&gt;[.$C22]);0;IF(MOD([.O$15]-[.$B22]; [.$D22]) = 0; [.$E22]; 0))" office:value-type="float" office:value="0" calcext:value-type="float">
            <text:p>0</text:p>
          </table:table-cell>
          <table:table-cell table:formula="of:=IF(OR([.P$15]&lt;[.$B22];[.P$15]&gt;[.$C22]);0;IF(MOD([.P$15]-[.$B22]; [.$D22]) = 0; [.$E2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5]&lt;[.$B23];[.G$15]&gt;[.$C23]);0;IF(MOD([.G$15]-[.$B23]; [.$D23]) = 0; [.$E23]; 0))" office:value-type="float" office:value="0" calcext:value-type="float">
            <text:p>0</text:p>
          </table:table-cell>
          <table:table-cell table:formula="of:=IF(OR([.H$15]&lt;[.$B23];[.H$15]&gt;[.$C23]);0;IF(MOD([.H$15]-[.$B23]; [.$D23]) = 0; [.$E23]; 0))" office:value-type="float" office:value="0" calcext:value-type="float">
            <text:p>0</text:p>
          </table:table-cell>
          <table:table-cell table:formula="of:=IF(OR([.I$15]&lt;[.$B23];[.I$15]&gt;[.$C23]);0;IF(MOD([.I$15]-[.$B23]; [.$D23]) = 0; [.$E23]; 0))" office:value-type="float" office:value="0" calcext:value-type="float">
            <text:p>0</text:p>
          </table:table-cell>
          <table:table-cell table:formula="of:=IF(OR([.J$15]&lt;[.$B23];[.J$15]&gt;[.$C23]);0;IF(MOD([.J$15]-[.$B23]; [.$D23]) = 0; [.$E23]; 0))" office:value-type="float" office:value="500000" calcext:value-type="float">
            <text:p>500000</text:p>
          </table:table-cell>
          <table:table-cell table:formula="of:=IF(OR([.K$15]&lt;[.$B23];[.K$15]&gt;[.$C23]);0;IF(MOD([.K$15]-[.$B23]; [.$D23]) = 0; [.$E23]; 0))" office:value-type="float" office:value="0" calcext:value-type="float">
            <text:p>0</text:p>
          </table:table-cell>
          <table:table-cell table:formula="of:=IF(OR([.L$15]&lt;[.$B23];[.L$15]&gt;[.$C23]);0;IF(MOD([.L$15]-[.$B23]; [.$D23]) = 0; [.$E23]; 0))" office:value-type="float" office:value="0" calcext:value-type="float">
            <text:p>0</text:p>
          </table:table-cell>
          <table:table-cell table:formula="of:=IF(OR([.M$15]&lt;[.$B23];[.M$15]&gt;[.$C23]);0;IF(MOD([.M$15]-[.$B23]; [.$D23]) = 0; [.$E23]; 0))" office:value-type="float" office:value="0" calcext:value-type="float">
            <text:p>0</text:p>
          </table:table-cell>
          <table:table-cell table:formula="of:=IF(OR([.N$15]&lt;[.$B23];[.N$15]&gt;[.$C23]);0;IF(MOD([.N$15]-[.$B23]; [.$D23]) = 0; [.$E23]; 0))" office:value-type="float" office:value="0" calcext:value-type="float">
            <text:p>0</text:p>
          </table:table-cell>
          <table:table-cell table:formula="of:=IF(OR([.O$15]&lt;[.$B23];[.O$15]&gt;[.$C23]);0;IF(MOD([.O$15]-[.$B23]; [.$D23]) = 0; [.$E23]; 0))" office:value-type="float" office:value="0" calcext:value-type="float">
            <text:p>0</text:p>
          </table:table-cell>
          <table:table-cell table:formula="of:=IF(OR([.P$15]&lt;[.$B23];[.P$15]&gt;[.$C23]);0;IF(MOD([.P$15]-[.$B23]; [.$D23]) = 0; [.$E2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5]&lt;[.$B24];[.G$15]&gt;[.$C24]);0;IF(MOD([.G$15]-[.$B24]; [.$D24]) = 0; [.$E24]; 0))" office:value-type="float" office:value="0" calcext:value-type="float">
            <text:p>0</text:p>
          </table:table-cell>
          <table:table-cell table:formula="of:=IF(OR([.H$15]&lt;[.$B24];[.H$15]&gt;[.$C24]);0;IF(MOD([.H$15]-[.$B24]; [.$D24]) = 0; [.$E24]; 0))" office:value-type="float" office:value="0" calcext:value-type="float">
            <text:p>0</text:p>
          </table:table-cell>
          <table:table-cell table:formula="of:=IF(OR([.I$15]&lt;[.$B24];[.I$15]&gt;[.$C24]);0;IF(MOD([.I$15]-[.$B24]; [.$D24]) = 0; [.$E24]; 0))" office:value-type="float" office:value="0" calcext:value-type="float">
            <text:p>0</text:p>
          </table:table-cell>
          <table:table-cell table:formula="of:=IF(OR([.J$15]&lt;[.$B24];[.J$15]&gt;[.$C24]);0;IF(MOD([.J$15]-[.$B24]; [.$D24]) = 0; [.$E24]; 0))" office:value-type="float" office:value="0" calcext:value-type="float">
            <text:p>0</text:p>
          </table:table-cell>
          <table:table-cell table:formula="of:=IF(OR([.K$15]&lt;[.$B24];[.K$15]&gt;[.$C24]);0;IF(MOD([.K$15]-[.$B24]; [.$D24]) = 0; [.$E24]; 0))" office:value-type="float" office:value="0" calcext:value-type="float">
            <text:p>0</text:p>
          </table:table-cell>
          <table:table-cell table:formula="of:=IF(OR([.L$15]&lt;[.$B24];[.L$15]&gt;[.$C24]);0;IF(MOD([.L$15]-[.$B24]; [.$D24]) = 0; [.$E24]; 0))" office:value-type="float" office:value="300000" calcext:value-type="float">
            <text:p>300000</text:p>
          </table:table-cell>
          <table:table-cell table:formula="of:=IF(OR([.M$15]&lt;[.$B24];[.M$15]&gt;[.$C24]);0;IF(MOD([.M$15]-[.$B24]; [.$D24]) = 0; [.$E24]; 0))" office:value-type="float" office:value="0" calcext:value-type="float">
            <text:p>0</text:p>
          </table:table-cell>
          <table:table-cell table:formula="of:=IF(OR([.N$15]&lt;[.$B24];[.N$15]&gt;[.$C24]);0;IF(MOD([.N$15]-[.$B24]; [.$D24]) = 0; [.$E24]; 0))" office:value-type="float" office:value="0" calcext:value-type="float">
            <text:p>0</text:p>
          </table:table-cell>
          <table:table-cell table:formula="of:=IF(OR([.O$15]&lt;[.$B24];[.O$15]&gt;[.$C24]);0;IF(MOD([.O$15]-[.$B24]; [.$D24]) = 0; [.$E24]; 0))" office:value-type="float" office:value="0" calcext:value-type="float">
            <text:p>0</text:p>
          </table:table-cell>
          <table:table-cell table:formula="of:=IF(OR([.P$15]&lt;[.$B24];[.P$15]&gt;[.$C24]);0;IF(MOD([.P$15]-[.$B24]; [.$D24]) = 0; [.$E2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5]&lt;[.$B25];[.G$15]&gt;[.$C25]);0;IF(MOD([.G$15]-[.$B25]; [.$D25]) = 0; [.$E25]; 0))" office:value-type="float" office:value="0" calcext:value-type="float">
            <text:p>0</text:p>
          </table:table-cell>
          <table:table-cell table:formula="of:=IF(OR([.H$15]&lt;[.$B25];[.H$15]&gt;[.$C25]);0;IF(MOD([.H$15]-[.$B25]; [.$D25]) = 0; [.$E25]; 0))" office:value-type="float" office:value="20000" calcext:value-type="float">
            <text:p>20000</text:p>
          </table:table-cell>
          <table:table-cell table:formula="of:=IF(OR([.I$15]&lt;[.$B25];[.I$15]&gt;[.$C25]);0;IF(MOD([.I$15]-[.$B25]; [.$D25]) = 0; [.$E25]; 0))" office:value-type="float" office:value="0" calcext:value-type="float">
            <text:p>0</text:p>
          </table:table-cell>
          <table:table-cell table:formula="of:=IF(OR([.J$15]&lt;[.$B25];[.J$15]&gt;[.$C25]);0;IF(MOD([.J$15]-[.$B25]; [.$D25]) = 0; [.$E25]; 0))" office:value-type="float" office:value="0" calcext:value-type="float">
            <text:p>0</text:p>
          </table:table-cell>
          <table:table-cell table:formula="of:=IF(OR([.K$15]&lt;[.$B25];[.K$15]&gt;[.$C25]);0;IF(MOD([.K$15]-[.$B25]; [.$D25]) = 0; [.$E25]; 0))" office:value-type="float" office:value="0" calcext:value-type="float">
            <text:p>0</text:p>
          </table:table-cell>
          <table:table-cell table:formula="of:=IF(OR([.L$15]&lt;[.$B25];[.L$15]&gt;[.$C25]);0;IF(MOD([.L$15]-[.$B25]; [.$D25]) = 0; [.$E25]; 0))" office:value-type="float" office:value="0" calcext:value-type="float">
            <text:p>0</text:p>
          </table:table-cell>
          <table:table-cell table:formula="of:=IF(OR([.M$15]&lt;[.$B25];[.M$15]&gt;[.$C25]);0;IF(MOD([.M$15]-[.$B25]; [.$D25]) = 0; [.$E25]; 0))" office:value-type="float" office:value="0" calcext:value-type="float">
            <text:p>0</text:p>
          </table:table-cell>
          <table:table-cell table:formula="of:=IF(OR([.N$15]&lt;[.$B25];[.N$15]&gt;[.$C25]);0;IF(MOD([.N$15]-[.$B25]; [.$D25]) = 0; [.$E25]; 0))" office:value-type="float" office:value="0" calcext:value-type="float">
            <text:p>0</text:p>
          </table:table-cell>
          <table:table-cell table:formula="of:=IF(OR([.O$15]&lt;[.$B25];[.O$15]&gt;[.$C25]);0;IF(MOD([.O$15]-[.$B25]; [.$D25]) = 0; [.$E25]; 0))" office:value-type="float" office:value="0" calcext:value-type="float">
            <text:p>0</text:p>
          </table:table-cell>
          <table:table-cell table:formula="of:=IF(OR([.P$15]&lt;[.$B25];[.P$15]&gt;[.$C25]);0;IF(MOD([.P$15]-[.$B25]; [.$D25]) = 0; [.$E2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5]&lt;[.$B26];[.G$15]&gt;[.$C26]);0;IF(MOD([.G$15]-[.$B26]; [.$D26]) = 0; [.$E26]; 0))" office:value-type="float" office:value="0" calcext:value-type="float">
            <text:p>0</text:p>
          </table:table-cell>
          <table:table-cell table:formula="of:=IF(OR([.H$15]&lt;[.$B26];[.H$15]&gt;[.$C26]);0;IF(MOD([.H$15]-[.$B26]; [.$D26]) = 0; [.$E26]; 0))" office:value-type="float" office:value="0" calcext:value-type="float">
            <text:p>0</text:p>
          </table:table-cell>
          <table:table-cell table:formula="of:=IF(OR([.I$15]&lt;[.$B26];[.I$15]&gt;[.$C26]);0;IF(MOD([.I$15]-[.$B26]; [.$D26]) = 0; [.$E26]; 0))" office:value-type="float" office:value="0" calcext:value-type="float">
            <text:p>0</text:p>
          </table:table-cell>
          <table:table-cell table:formula="of:=IF(OR([.J$15]&lt;[.$B26];[.J$15]&gt;[.$C26]);0;IF(MOD([.J$15]-[.$B26]; [.$D26]) = 0; [.$E26]; 0))" office:value-type="float" office:value="0" calcext:value-type="float">
            <text:p>0</text:p>
          </table:table-cell>
          <table:table-cell table:formula="of:=IF(OR([.K$15]&lt;[.$B26];[.K$15]&gt;[.$C26]);0;IF(MOD([.K$15]-[.$B26]; [.$D26]) = 0; [.$E26]; 0))" office:value-type="float" office:value="0" calcext:value-type="float">
            <text:p>0</text:p>
          </table:table-cell>
          <table:table-cell table:formula="of:=IF(OR([.L$15]&lt;[.$B26];[.L$15]&gt;[.$C26]);0;IF(MOD([.L$15]-[.$B26]; [.$D26]) = 0; [.$E26]; 0))" office:value-type="float" office:value="0" calcext:value-type="float">
            <text:p>0</text:p>
          </table:table-cell>
          <table:table-cell table:formula="of:=IF(OR([.M$15]&lt;[.$B26];[.M$15]&gt;[.$C26]);0;IF(MOD([.M$15]-[.$B26]; [.$D26]) = 0; [.$E26]; 0))" office:value-type="float" office:value="50000" calcext:value-type="float">
            <text:p>50000</text:p>
          </table:table-cell>
          <table:table-cell table:formula="of:=IF(OR([.N$15]&lt;[.$B26];[.N$15]&gt;[.$C26]);0;IF(MOD([.N$15]-[.$B26]; [.$D26]) = 0; [.$E26]; 0))" office:value-type="float" office:value="0" calcext:value-type="float">
            <text:p>0</text:p>
          </table:table-cell>
          <table:table-cell table:formula="of:=IF(OR([.O$15]&lt;[.$B26];[.O$15]&gt;[.$C26]);0;IF(MOD([.O$15]-[.$B26]; [.$D26]) = 0; [.$E26]; 0))" office:value-type="float" office:value="0" calcext:value-type="float">
            <text:p>0</text:p>
          </table:table-cell>
          <table:table-cell table:formula="of:=IF(OR([.P$15]&lt;[.$B26];[.P$15]&gt;[.$C26]);0;IF(MOD([.P$15]-[.$B26]; [.$D26]) = 0; [.$E2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7];[.G$15]&gt;[.$C27]);0;IF(MOD([.G$15]-[.$B27]; [.$D27]) = 0; [.$E27]; 0))" office:value-type="float" office:value="0" calcext:value-type="float">
            <text:p>0</text:p>
          </table:table-cell>
          <table:table-cell table:formula="of:=IF(OR([.H$15]&lt;[.$B27];[.H$15]&gt;[.$C27]);0;IF(MOD([.H$15]-[.$B27]; [.$D27]) = 0; [.$E27]; 0))" office:value-type="float" office:value="0" calcext:value-type="float">
            <text:p>0</text:p>
          </table:table-cell>
          <table:table-cell table:formula="of:=IF(OR([.I$15]&lt;[.$B27];[.I$15]&gt;[.$C27]);0;IF(MOD([.I$15]-[.$B27]; [.$D27]) = 0; [.$E27]; 0))" office:value-type="float" office:value="0" calcext:value-type="float">
            <text:p>0</text:p>
          </table:table-cell>
          <table:table-cell table:formula="of:=IF(OR([.J$15]&lt;[.$B27];[.J$15]&gt;[.$C27]);0;IF(MOD([.J$15]-[.$B27]; [.$D27]) = 0; [.$E27]; 0))" office:value-type="float" office:value="0" calcext:value-type="float">
            <text:p>0</text:p>
          </table:table-cell>
          <table:table-cell table:formula="of:=IF(OR([.K$15]&lt;[.$B27];[.K$15]&gt;[.$C27]);0;IF(MOD([.K$15]-[.$B27]; [.$D27]) = 0; [.$E27]; 0))" office:value-type="float" office:value="0" calcext:value-type="float">
            <text:p>0</text:p>
          </table:table-cell>
          <table:table-cell table:formula="of:=IF(OR([.L$15]&lt;[.$B27];[.L$15]&gt;[.$C27]);0;IF(MOD([.L$15]-[.$B27]; [.$D27]) = 0; [.$E27]; 0))" office:value-type="float" office:value="0" calcext:value-type="float">
            <text:p>0</text:p>
          </table:table-cell>
          <table:table-cell table:formula="of:=IF(OR([.M$15]&lt;[.$B27];[.M$15]&gt;[.$C27]);0;IF(MOD([.M$15]-[.$B27]; [.$D27]) = 0; [.$E27]; 0))" office:value-type="float" office:value="0" calcext:value-type="float">
            <text:p>0</text:p>
          </table:table-cell>
          <table:table-cell table:formula="of:=IF(OR([.N$15]&lt;[.$B27];[.N$15]&gt;[.$C27]);0;IF(MOD([.N$15]-[.$B27]; [.$D27]) = 0; [.$E27]; 0))" office:value-type="float" office:value="0" calcext:value-type="float">
            <text:p>0</text:p>
          </table:table-cell>
          <table:table-cell table:formula="of:=IF(OR([.O$15]&lt;[.$B27];[.O$15]&gt;[.$C27]);0;IF(MOD([.O$15]-[.$B27]; [.$D27]) = 0; [.$E27]; 0))" office:value-type="float" office:value="0" calcext:value-type="float">
            <text:p>0</text:p>
          </table:table-cell>
          <table:table-cell table:formula="of:=IF(OR([.P$15]&lt;[.$B27];[.P$15]&gt;[.$C27]);0;IF(MOD([.P$15]-[.$B27]; [.$D27]) = 0; [.$E27]; 0))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8];[.G$15]&gt;[.$C28]);0;IF(MOD([.G$15]-[.$B28]; [.$D28]) = 0; [.$E28]; 0))" office:value-type="float" office:value="0" calcext:value-type="float">
            <text:p>0</text:p>
          </table:table-cell>
          <table:table-cell table:formula="of:=IF(OR([.H$15]&lt;[.$B28];[.H$15]&gt;[.$C28]);0;IF(MOD([.H$15]-[.$B28]; [.$D28]) = 0; [.$E28]; 0))" office:value-type="float" office:value="25000" calcext:value-type="float">
            <text:p>25000</text:p>
          </table:table-cell>
          <table:table-cell table:formula="of:=IF(OR([.I$15]&lt;[.$B28];[.I$15]&gt;[.$C28]);0;IF(MOD([.I$15]-[.$B28]; [.$D28]) = 0; [.$E28]; 0))" office:value-type="float" office:value="0" calcext:value-type="float">
            <text:p>0</text:p>
          </table:table-cell>
          <table:table-cell table:formula="of:=IF(OR([.J$15]&lt;[.$B28];[.J$15]&gt;[.$C28]);0;IF(MOD([.J$15]-[.$B28]; [.$D28]) = 0; [.$E28]; 0))" office:value-type="float" office:value="25000" calcext:value-type="float">
            <text:p>25000</text:p>
          </table:table-cell>
          <table:table-cell table:formula="of:=IF(OR([.K$15]&lt;[.$B28];[.K$15]&gt;[.$C28]);0;IF(MOD([.K$15]-[.$B28]; [.$D28]) = 0; [.$E28]; 0))" office:value-type="float" office:value="0" calcext:value-type="float">
            <text:p>0</text:p>
          </table:table-cell>
          <table:table-cell table:formula="of:=IF(OR([.L$15]&lt;[.$B28];[.L$15]&gt;[.$C28]);0;IF(MOD([.L$15]-[.$B28]; [.$D28]) = 0; [.$E28]; 0))" office:value-type="float" office:value="25000" calcext:value-type="float">
            <text:p>25000</text:p>
          </table:table-cell>
          <table:table-cell table:formula="of:=IF(OR([.M$15]&lt;[.$B28];[.M$15]&gt;[.$C28]);0;IF(MOD([.M$15]-[.$B28]; [.$D28]) = 0; [.$E28]; 0))" office:value-type="float" office:value="0" calcext:value-type="float">
            <text:p>0</text:p>
          </table:table-cell>
          <table:table-cell table:formula="of:=IF(OR([.N$15]&lt;[.$B28];[.N$15]&gt;[.$C28]);0;IF(MOD([.N$15]-[.$B28]; [.$D28]) = 0; [.$E28]; 0))" office:value-type="float" office:value="0" calcext:value-type="float">
            <text:p>0</text:p>
          </table:table-cell>
          <table:table-cell table:formula="of:=IF(OR([.O$15]&lt;[.$B28];[.O$15]&gt;[.$C28]);0;IF(MOD([.O$15]-[.$B28]; [.$D28]) = 0; [.$E28]; 0))" office:value-type="float" office:value="0" calcext:value-type="float">
            <text:p>0</text:p>
          </table:table-cell>
          <table:table-cell table:formula="of:=IF(OR([.P$15]&lt;[.$B28];[.P$15]&gt;[.$C28]);0;IF(MOD([.P$15]-[.$B28]; [.$D28]) = 0; [.$E2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5]&lt;[.$B29];[.G$15]&gt;[.$C29]);0;IF(MOD([.G$15]-[.$B29]; [.$D29]) = 0; [.$E29]; 0))" office:value-type="float" office:value="0" calcext:value-type="float">
            <text:p>0</text:p>
          </table:table-cell>
          <table:table-cell table:formula="of:=IF(OR([.H$15]&lt;[.$B29];[.H$15]&gt;[.$C29]);0;IF(MOD([.H$15]-[.$B29]; [.$D29]) = 0; [.$E29]; 0))" office:value-type="float" office:value="6000" calcext:value-type="float">
            <text:p>6000</text:p>
          </table:table-cell>
          <table:table-cell table:formula="of:=IF(OR([.I$15]&lt;[.$B29];[.I$15]&gt;[.$C29]);0;IF(MOD([.I$15]-[.$B29]; [.$D29]) = 0; [.$E29]; 0))" office:value-type="float" office:value="0" calcext:value-type="float">
            <text:p>0</text:p>
          </table:table-cell>
          <table:table-cell table:formula="of:=IF(OR([.J$15]&lt;[.$B29];[.J$15]&gt;[.$C29]);0;IF(MOD([.J$15]-[.$B29]; [.$D29]) = 0; [.$E29]; 0))" office:value-type="float" office:value="6000" calcext:value-type="float">
            <text:p>6000</text:p>
          </table:table-cell>
          <table:table-cell table:formula="of:=IF(OR([.K$15]&lt;[.$B29];[.K$15]&gt;[.$C29]);0;IF(MOD([.K$15]-[.$B29]; [.$D29]) = 0; [.$E29]; 0))" office:value-type="float" office:value="0" calcext:value-type="float">
            <text:p>0</text:p>
          </table:table-cell>
          <table:table-cell table:formula="of:=IF(OR([.L$15]&lt;[.$B29];[.L$15]&gt;[.$C29]);0;IF(MOD([.L$15]-[.$B29]; [.$D29]) = 0; [.$E29]; 0))" office:value-type="float" office:value="0" calcext:value-type="float">
            <text:p>0</text:p>
          </table:table-cell>
          <table:table-cell table:formula="of:=IF(OR([.M$15]&lt;[.$B29];[.M$15]&gt;[.$C29]);0;IF(MOD([.M$15]-[.$B29]; [.$D29]) = 0; [.$E29]; 0))" office:value-type="float" office:value="0" calcext:value-type="float">
            <text:p>0</text:p>
          </table:table-cell>
          <table:table-cell table:formula="of:=IF(OR([.N$15]&lt;[.$B29];[.N$15]&gt;[.$C29]);0;IF(MOD([.N$15]-[.$B29]; [.$D29]) = 0; [.$E29]; 0))" office:value-type="float" office:value="0" calcext:value-type="float">
            <text:p>0</text:p>
          </table:table-cell>
          <table:table-cell table:formula="of:=IF(OR([.O$15]&lt;[.$B29];[.O$15]&gt;[.$C29]);0;IF(MOD([.O$15]-[.$B29]; [.$D29]) = 0; [.$E29]; 0))" office:value-type="float" office:value="0" calcext:value-type="float">
            <text:p>0</text:p>
          </table:table-cell>
          <table:table-cell table:formula="of:=IF(OR([.P$15]&lt;[.$B29];[.P$15]&gt;[.$C29]);0;IF(MOD([.P$15]-[.$B29]; [.$D29]) = 0; [.$E2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5]&lt;[.$B30];[.G$15]&gt;[.$C30]);0;IF(MOD([.G$15]-[.$B30]; [.$D30]) = 0; [.$E30]; 0))" office:value-type="float" office:value="0" calcext:value-type="float">
            <text:p>0</text:p>
          </table:table-cell>
          <table:table-cell table:formula="of:=IF(OR([.H$15]&lt;[.$B30];[.H$15]&gt;[.$C30]);0;IF(MOD([.H$15]-[.$B30]; [.$D30]) = 0; [.$E30]; 0))" office:value-type="float" office:value="0" calcext:value-type="float">
            <text:p>0</text:p>
          </table:table-cell>
          <table:table-cell table:formula="of:=IF(OR([.I$15]&lt;[.$B30];[.I$15]&gt;[.$C30]);0;IF(MOD([.I$15]-[.$B30]; [.$D30]) = 0; [.$E30]; 0))" office:value-type="float" office:value="0" calcext:value-type="float">
            <text:p>0</text:p>
          </table:table-cell>
          <table:table-cell table:formula="of:=IF(OR([.J$15]&lt;[.$B30];[.J$15]&gt;[.$C30]);0;IF(MOD([.J$15]-[.$B30]; [.$D30]) = 0; [.$E30]; 0))" office:value-type="float" office:value="0" calcext:value-type="float">
            <text:p>0</text:p>
          </table:table-cell>
          <table:table-cell table:formula="of:=IF(OR([.K$15]&lt;[.$B30];[.K$15]&gt;[.$C30]);0;IF(MOD([.K$15]-[.$B30]; [.$D30]) = 0; [.$E30]; 0))" office:value-type="float" office:value="0" calcext:value-type="float">
            <text:p>0</text:p>
          </table:table-cell>
          <table:table-cell table:formula="of:=IF(OR([.L$15]&lt;[.$B30];[.L$15]&gt;[.$C30]);0;IF(MOD([.L$15]-[.$B30]; [.$D30]) = 0; [.$E30]; 0))" office:value-type="float" office:value="0" calcext:value-type="float">
            <text:p>0</text:p>
          </table:table-cell>
          <table:table-cell table:formula="of:=IF(OR([.M$15]&lt;[.$B30];[.M$15]&gt;[.$C30]);0;IF(MOD([.M$15]-[.$B30]; [.$D30]) = 0; [.$E30]; 0))" office:value-type="float" office:value="160000" calcext:value-type="float">
            <text:p>160000</text:p>
          </table:table-cell>
          <table:table-cell table:formula="of:=IF(OR([.N$15]&lt;[.$B30];[.N$15]&gt;[.$C30]);0;IF(MOD([.N$15]-[.$B30]; [.$D30]) = 0; [.$E30]; 0))" office:value-type="float" office:value="0" calcext:value-type="float">
            <text:p>0</text:p>
          </table:table-cell>
          <table:table-cell table:formula="of:=IF(OR([.O$15]&lt;[.$B30];[.O$15]&gt;[.$C30]);0;IF(MOD([.O$15]-[.$B30]; [.$D30]) = 0; [.$E30]; 0))" office:value-type="float" office:value="0" calcext:value-type="float">
            <text:p>0</text:p>
          </table:table-cell>
          <table:table-cell table:formula="of:=IF(OR([.P$15]&lt;[.$B30];[.P$15]&gt;[.$C30]);0;IF(MOD([.P$15]-[.$B30]; [.$D30]) = 0; [.$E30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1];[.G$15]&gt;[.$C31]);0;IF(MOD([.G$15]-[.$B31]; [.$D31]) = 0; [.$E31]; 0))" office:value-type="float" office:value="0" calcext:value-type="float">
            <text:p>0</text:p>
          </table:table-cell>
          <table:table-cell table:formula="of:=IF(OR([.H$15]&lt;[.$B31];[.H$15]&gt;[.$C31]);0;IF(MOD([.H$15]-[.$B31]; [.$D31]) = 0; [.$E31]; 0))" office:value-type="float" office:value="0" calcext:value-type="float">
            <text:p>0</text:p>
          </table:table-cell>
          <table:table-cell table:formula="of:=IF(OR([.I$15]&lt;[.$B31];[.I$15]&gt;[.$C31]);0;IF(MOD([.I$15]-[.$B31]; [.$D31]) = 0; [.$E31]; 0))" office:value-type="float" office:value="0" calcext:value-type="float">
            <text:p>0</text:p>
          </table:table-cell>
          <table:table-cell table:formula="of:=IF(OR([.J$15]&lt;[.$B31];[.J$15]&gt;[.$C31]);0;IF(MOD([.J$15]-[.$B31]; [.$D31]) = 0; [.$E31]; 0))" office:value-type="float" office:value="0" calcext:value-type="float">
            <text:p>0</text:p>
          </table:table-cell>
          <table:table-cell table:formula="of:=IF(OR([.K$15]&lt;[.$B31];[.K$15]&gt;[.$C31]);0;IF(MOD([.K$15]-[.$B31]; [.$D31]) = 0; [.$E31]; 0))" office:value-type="float" office:value="0" calcext:value-type="float">
            <text:p>0</text:p>
          </table:table-cell>
          <table:table-cell table:formula="of:=IF(OR([.L$15]&lt;[.$B31];[.L$15]&gt;[.$C31]);0;IF(MOD([.L$15]-[.$B31]; [.$D31]) = 0; [.$E31]; 0))" office:value-type="float" office:value="0" calcext:value-type="float">
            <text:p>0</text:p>
          </table:table-cell>
          <table:table-cell table:formula="of:=IF(OR([.M$15]&lt;[.$B31];[.M$15]&gt;[.$C31]);0;IF(MOD([.M$15]-[.$B31]; [.$D31]) = 0; [.$E31]; 0))" office:value-type="float" office:value="0" calcext:value-type="float">
            <text:p>0</text:p>
          </table:table-cell>
          <table:table-cell table:formula="of:=IF(OR([.N$15]&lt;[.$B31];[.N$15]&gt;[.$C31]);0;IF(MOD([.N$15]-[.$B31]; [.$D31]) = 0; [.$E31]; 0))" office:value-type="float" office:value="0" calcext:value-type="float">
            <text:p>0</text:p>
          </table:table-cell>
          <table:table-cell table:formula="of:=IF(OR([.O$15]&lt;[.$B31];[.O$15]&gt;[.$C31]);0;IF(MOD([.O$15]-[.$B31]; [.$D31]) = 0; [.$E31]; 0))" office:value-type="float" office:value="0" calcext:value-type="float">
            <text:p>0</text:p>
          </table:table-cell>
          <table:table-cell table:formula="of:=IF(OR([.P$15]&lt;[.$B31];[.P$15]&gt;[.$C31]);0;IF(MOD([.P$15]-[.$B31]; [.$D31]) = 0; [.$E3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2];[.G$15]&gt;[.$C32]);0;IF(MOD([.G$15]-[.$B32]; [.$D32]) = 0; [.$E32]; 0))" office:value-type="float" office:value="0" calcext:value-type="float">
            <text:p>0</text:p>
          </table:table-cell>
          <table:table-cell table:formula="of:=IF(OR([.H$15]&lt;[.$B32];[.H$15]&gt;[.$C32]);0;IF(MOD([.H$15]-[.$B32]; [.$D32]) = 0; [.$E32]; 0))" office:value-type="float" office:value="0" calcext:value-type="float">
            <text:p>0</text:p>
          </table:table-cell>
          <table:table-cell table:formula="of:=IF(OR([.I$15]&lt;[.$B32];[.I$15]&gt;[.$C32]);0;IF(MOD([.I$15]-[.$B32]; [.$D32]) = 0; [.$E32]; 0))" office:value-type="float" office:value="0" calcext:value-type="float">
            <text:p>0</text:p>
          </table:table-cell>
          <table:table-cell table:formula="of:=IF(OR([.J$15]&lt;[.$B32];[.J$15]&gt;[.$C32]);0;IF(MOD([.J$15]-[.$B32]; [.$D32]) = 0; [.$E32]; 0))" office:value-type="float" office:value="0" calcext:value-type="float">
            <text:p>0</text:p>
          </table:table-cell>
          <table:table-cell table:formula="of:=IF(OR([.K$15]&lt;[.$B32];[.K$15]&gt;[.$C32]);0;IF(MOD([.K$15]-[.$B32]; [.$D32]) = 0; [.$E32]; 0))" office:value-type="float" office:value="0" calcext:value-type="float">
            <text:p>0</text:p>
          </table:table-cell>
          <table:table-cell table:formula="of:=IF(OR([.L$15]&lt;[.$B32];[.L$15]&gt;[.$C32]);0;IF(MOD([.L$15]-[.$B32]; [.$D32]) = 0; [.$E32]; 0))" office:value-type="float" office:value="0" calcext:value-type="float">
            <text:p>0</text:p>
          </table:table-cell>
          <table:table-cell table:formula="of:=IF(OR([.M$15]&lt;[.$B32];[.M$15]&gt;[.$C32]);0;IF(MOD([.M$15]-[.$B32]; [.$D32]) = 0; [.$E32]; 0))" office:value-type="float" office:value="0" calcext:value-type="float">
            <text:p>0</text:p>
          </table:table-cell>
          <table:table-cell table:formula="of:=IF(OR([.N$15]&lt;[.$B32];[.N$15]&gt;[.$C32]);0;IF(MOD([.N$15]-[.$B32]; [.$D32]) = 0; [.$E32]; 0))" office:value-type="float" office:value="0" calcext:value-type="float">
            <text:p>0</text:p>
          </table:table-cell>
          <table:table-cell table:formula="of:=IF(OR([.O$15]&lt;[.$B32];[.O$15]&gt;[.$C32]);0;IF(MOD([.O$15]-[.$B32]; [.$D32]) = 0; [.$E32]; 0))" office:value-type="float" office:value="0" calcext:value-type="float">
            <text:p>0</text:p>
          </table:table-cell>
          <table:table-cell table:formula="of:=IF(OR([.P$15]&lt;[.$B32];[.P$15]&gt;[.$C32]);0;IF(MOD([.P$15]-[.$B32]; [.$D32]) = 0; [.$E3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3];[.G$15]&gt;[.$C33]);0;IF(MOD([.G$15]-[.$B33]; [.$D33]) = 0; [.$E33]; 0))" office:value-type="float" office:value="0" calcext:value-type="float">
            <text:p>0</text:p>
          </table:table-cell>
          <table:table-cell table:formula="of:=IF(OR([.H$15]&lt;[.$B33];[.H$15]&gt;[.$C33]);0;IF(MOD([.H$15]-[.$B33]; [.$D33]) = 0; [.$E33]; 0))" office:value-type="float" office:value="0" calcext:value-type="float">
            <text:p>0</text:p>
          </table:table-cell>
          <table:table-cell table:formula="of:=IF(OR([.I$15]&lt;[.$B33];[.I$15]&gt;[.$C33]);0;IF(MOD([.I$15]-[.$B33]; [.$D33]) = 0; [.$E33]; 0))" office:value-type="float" office:value="0" calcext:value-type="float">
            <text:p>0</text:p>
          </table:table-cell>
          <table:table-cell table:formula="of:=IF(OR([.J$15]&lt;[.$B33];[.J$15]&gt;[.$C33]);0;IF(MOD([.J$15]-[.$B33]; [.$D33]) = 0; [.$E33]; 0))" office:value-type="float" office:value="0" calcext:value-type="float">
            <text:p>0</text:p>
          </table:table-cell>
          <table:table-cell table:formula="of:=IF(OR([.K$15]&lt;[.$B33];[.K$15]&gt;[.$C33]);0;IF(MOD([.K$15]-[.$B33]; [.$D33]) = 0; [.$E33]; 0))" office:value-type="float" office:value="0" calcext:value-type="float">
            <text:p>0</text:p>
          </table:table-cell>
          <table:table-cell table:formula="of:=IF(OR([.L$15]&lt;[.$B33];[.L$15]&gt;[.$C33]);0;IF(MOD([.L$15]-[.$B33]; [.$D33]) = 0; [.$E33]; 0))" office:value-type="float" office:value="0" calcext:value-type="float">
            <text:p>0</text:p>
          </table:table-cell>
          <table:table-cell table:formula="of:=IF(OR([.M$15]&lt;[.$B33];[.M$15]&gt;[.$C33]);0;IF(MOD([.M$15]-[.$B33]; [.$D33]) = 0; [.$E33]; 0))" office:value-type="float" office:value="0" calcext:value-type="float">
            <text:p>0</text:p>
          </table:table-cell>
          <table:table-cell table:formula="of:=IF(OR([.N$15]&lt;[.$B33];[.N$15]&gt;[.$C33]);0;IF(MOD([.N$15]-[.$B33]; [.$D33]) = 0; [.$E33]; 0))" office:value-type="float" office:value="0" calcext:value-type="float">
            <text:p>0</text:p>
          </table:table-cell>
          <table:table-cell table:formula="of:=IF(OR([.O$15]&lt;[.$B33];[.O$15]&gt;[.$C33]);0;IF(MOD([.O$15]-[.$B33]; [.$D33]) = 0; [.$E33]; 0))" office:value-type="float" office:value="0" calcext:value-type="float">
            <text:p>0</text:p>
          </table:table-cell>
          <table:table-cell table:formula="of:=IF(OR([.P$15]&lt;[.$B33];[.P$15]&gt;[.$C33]);0;IF(MOD([.P$15]-[.$B33]; [.$D33]) = 0; [.$E3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4];[.G$15]&gt;[.$C34]);0;IF(MOD([.G$15]-[.$B34]; [.$D34]) = 0; [.$E34]; 0))" office:value-type="float" office:value="0" calcext:value-type="float">
            <text:p>0</text:p>
          </table:table-cell>
          <table:table-cell table:formula="of:=IF(OR([.H$15]&lt;[.$B34];[.H$15]&gt;[.$C34]);0;IF(MOD([.H$15]-[.$B34]; [.$D34]) = 0; [.$E34]; 0))" office:value-type="float" office:value="0" calcext:value-type="float">
            <text:p>0</text:p>
          </table:table-cell>
          <table:table-cell table:formula="of:=IF(OR([.I$15]&lt;[.$B34];[.I$15]&gt;[.$C34]);0;IF(MOD([.I$15]-[.$B34]; [.$D34]) = 0; [.$E34]; 0))" office:value-type="float" office:value="0" calcext:value-type="float">
            <text:p>0</text:p>
          </table:table-cell>
          <table:table-cell table:formula="of:=IF(OR([.J$15]&lt;[.$B34];[.J$15]&gt;[.$C34]);0;IF(MOD([.J$15]-[.$B34]; [.$D34]) = 0; [.$E34]; 0))" office:value-type="float" office:value="0" calcext:value-type="float">
            <text:p>0</text:p>
          </table:table-cell>
          <table:table-cell table:formula="of:=IF(OR([.K$15]&lt;[.$B34];[.K$15]&gt;[.$C34]);0;IF(MOD([.K$15]-[.$B34]; [.$D34]) = 0; [.$E34]; 0))" office:value-type="float" office:value="0" calcext:value-type="float">
            <text:p>0</text:p>
          </table:table-cell>
          <table:table-cell table:formula="of:=IF(OR([.L$15]&lt;[.$B34];[.L$15]&gt;[.$C34]);0;IF(MOD([.L$15]-[.$B34]; [.$D34]) = 0; [.$E34]; 0))" office:value-type="float" office:value="0" calcext:value-type="float">
            <text:p>0</text:p>
          </table:table-cell>
          <table:table-cell table:formula="of:=IF(OR([.M$15]&lt;[.$B34];[.M$15]&gt;[.$C34]);0;IF(MOD([.M$15]-[.$B34]; [.$D34]) = 0; [.$E34]; 0))" office:value-type="float" office:value="0" calcext:value-type="float">
            <text:p>0</text:p>
          </table:table-cell>
          <table:table-cell table:formula="of:=IF(OR([.N$15]&lt;[.$B34];[.N$15]&gt;[.$C34]);0;IF(MOD([.N$15]-[.$B34]; [.$D34]) = 0; [.$E34]; 0))" office:value-type="float" office:value="0" calcext:value-type="float">
            <text:p>0</text:p>
          </table:table-cell>
          <table:table-cell table:formula="of:=IF(OR([.O$15]&lt;[.$B34];[.O$15]&gt;[.$C34]);0;IF(MOD([.O$15]-[.$B34]; [.$D34]) = 0; [.$E34]; 0))" office:value-type="float" office:value="0" calcext:value-type="float">
            <text:p>0</text:p>
          </table:table-cell>
          <table:table-cell table:formula="of:=IF(OR([.P$15]&lt;[.$B34];[.P$15]&gt;[.$C34]);0;IF(MOD([.P$15]-[.$B34]; [.$D34]) = 0; [.$E3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5]&lt;[.$B35];[.G$15]&gt;[.$C35]);0;IF(MOD([.G$15]-[.$B35]; [.$D35]) = 0; [.$E35]; 0))" office:value-type="float" office:value="0" calcext:value-type="float">
            <text:p>0</text:p>
          </table:table-cell>
          <table:table-cell table:formula="of:=IF(OR([.H$15]&lt;[.$B35];[.H$15]&gt;[.$C35]);0;IF(MOD([.H$15]-[.$B35]; [.$D35]) = 0; [.$E35]; 0))" office:value-type="float" office:value="0" calcext:value-type="float">
            <text:p>0</text:p>
          </table:table-cell>
          <table:table-cell table:formula="of:=IF(OR([.I$15]&lt;[.$B35];[.I$15]&gt;[.$C35]);0;IF(MOD([.I$15]-[.$B35]; [.$D35]) = 0; [.$E35]; 0))" office:value-type="float" office:value="0" calcext:value-type="float">
            <text:p>0</text:p>
          </table:table-cell>
          <table:table-cell table:formula="of:=IF(OR([.J$15]&lt;[.$B35];[.J$15]&gt;[.$C35]);0;IF(MOD([.J$15]-[.$B35]; [.$D35]) = 0; [.$E35]; 0))" office:value-type="float" office:value="0" calcext:value-type="float">
            <text:p>0</text:p>
          </table:table-cell>
          <table:table-cell table:formula="of:=IF(OR([.K$15]&lt;[.$B35];[.K$15]&gt;[.$C35]);0;IF(MOD([.K$15]-[.$B35]; [.$D35]) = 0; [.$E35]; 0))" office:value-type="float" office:value="0" calcext:value-type="float">
            <text:p>0</text:p>
          </table:table-cell>
          <table:table-cell table:formula="of:=IF(OR([.L$15]&lt;[.$B35];[.L$15]&gt;[.$C35]);0;IF(MOD([.L$15]-[.$B35]; [.$D35]) = 0; [.$E35]; 0))" office:value-type="float" office:value="0" calcext:value-type="float">
            <text:p>0</text:p>
          </table:table-cell>
          <table:table-cell table:formula="of:=IF(OR([.M$15]&lt;[.$B35];[.M$15]&gt;[.$C35]);0;IF(MOD([.M$15]-[.$B35]; [.$D35]) = 0; [.$E35]; 0))" office:value-type="float" office:value="48000" calcext:value-type="float">
            <text:p>48000</text:p>
          </table:table-cell>
          <table:table-cell table:formula="of:=IF(OR([.N$15]&lt;[.$B35];[.N$15]&gt;[.$C35]);0;IF(MOD([.N$15]-[.$B35]; [.$D35]) = 0; [.$E35]; 0))" office:value-type="float" office:value="0" calcext:value-type="float">
            <text:p>0</text:p>
          </table:table-cell>
          <table:table-cell table:formula="of:=IF(OR([.O$15]&lt;[.$B35];[.O$15]&gt;[.$C35]);0;IF(MOD([.O$15]-[.$B35]; [.$D35]) = 0; [.$E35]; 0))" office:value-type="float" office:value="0" calcext:value-type="float">
            <text:p>0</text:p>
          </table:table-cell>
          <table:table-cell table:formula="of:=IF(OR([.P$15]&lt;[.$B35];[.P$15]&gt;[.$C35]);0;IF(MOD([.P$15]-[.$B35]; [.$D35]) = 0; [.$E3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6];[.G$15]&gt;[.$C36]);0;IF(MOD([.G$15]-[.$B36]; [.$D36]) = 0; [.$E36]; 0))" office:value-type="float" office:value="0" calcext:value-type="float">
            <text:p>0</text:p>
          </table:table-cell>
          <table:table-cell table:formula="of:=IF(OR([.H$15]&lt;[.$B36];[.H$15]&gt;[.$C36]);0;IF(MOD([.H$15]-[.$B36]; [.$D36]) = 0; [.$E36]; 0))" office:value-type="float" office:value="0" calcext:value-type="float">
            <text:p>0</text:p>
          </table:table-cell>
          <table:table-cell table:formula="of:=IF(OR([.I$15]&lt;[.$B36];[.I$15]&gt;[.$C36]);0;IF(MOD([.I$15]-[.$B36]; [.$D36]) = 0; [.$E36]; 0))" office:value-type="float" office:value="0" calcext:value-type="float">
            <text:p>0</text:p>
          </table:table-cell>
          <table:table-cell table:formula="of:=IF(OR([.J$15]&lt;[.$B36];[.J$15]&gt;[.$C36]);0;IF(MOD([.J$15]-[.$B36]; [.$D36]) = 0; [.$E36]; 0))" office:value-type="float" office:value="0" calcext:value-type="float">
            <text:p>0</text:p>
          </table:table-cell>
          <table:table-cell table:formula="of:=IF(OR([.K$15]&lt;[.$B36];[.K$15]&gt;[.$C36]);0;IF(MOD([.K$15]-[.$B36]; [.$D36]) = 0; [.$E36]; 0))" office:value-type="float" office:value="0" calcext:value-type="float">
            <text:p>0</text:p>
          </table:table-cell>
          <table:table-cell table:formula="of:=IF(OR([.L$15]&lt;[.$B36];[.L$15]&gt;[.$C36]);0;IF(MOD([.L$15]-[.$B36]; [.$D36]) = 0; [.$E36]; 0))" office:value-type="float" office:value="0" calcext:value-type="float">
            <text:p>0</text:p>
          </table:table-cell>
          <table:table-cell table:formula="of:=IF(OR([.M$15]&lt;[.$B36];[.M$15]&gt;[.$C36]);0;IF(MOD([.M$15]-[.$B36]; [.$D36]) = 0; [.$E36]; 0))" office:value-type="float" office:value="0" calcext:value-type="float">
            <text:p>0</text:p>
          </table:table-cell>
          <table:table-cell table:formula="of:=IF(OR([.N$15]&lt;[.$B36];[.N$15]&gt;[.$C36]);0;IF(MOD([.N$15]-[.$B36]; [.$D36]) = 0; [.$E36]; 0))" office:value-type="float" office:value="0" calcext:value-type="float">
            <text:p>0</text:p>
          </table:table-cell>
          <table:table-cell table:formula="of:=IF(OR([.O$15]&lt;[.$B36];[.O$15]&gt;[.$C36]);0;IF(MOD([.O$15]-[.$B36]; [.$D36]) = 0; [.$E36]; 0))" office:value-type="float" office:value="0" calcext:value-type="float">
            <text:p>0</text:p>
          </table:table-cell>
          <table:table-cell table:formula="of:=IF(OR([.P$15]&lt;[.$B36];[.P$15]&gt;[.$C36]);0;IF(MOD([.P$15]-[.$B36]; [.$D36]) = 0; [.$E36]; 0))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</table:table>
      <table:table table:name="Planning and Projections" table:style-name="ta1">
        <table:table-column table:style-name="co9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Planning and Projections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3">
          <table:table-cell table:style-name="ce20" office:value-type="string" calcext:value-type="string">
            <text:p>Year</text:p>
          </table:table-cell>
          <table:table-cell table:number-columns-repeated="3"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E3]+1" office:value-type="float" office:value="2019" calcext:value-type="float">
            <text:p>2019</text:p>
          </table:table-cell>
          <table:table-cell table:style-name="ce18" table:formula="of:=[.F3]+1" office:value-type="float" office:value="2020" calcext:value-type="float">
            <text:p>2020</text:p>
          </table:table-cell>
          <table:table-cell table:style-name="ce18" table:formula="of:=[.G3]+1" office:value-type="float" office:value="2021" calcext:value-type="float">
            <text:p>2021</text:p>
          </table:table-cell>
          <table:table-cell table:style-name="ce18" table:formula="of:=[.H3]+1" office:value-type="float" office:value="2022" calcext:value-type="float">
            <text:p>2022</text:p>
          </table:table-cell>
          <table:table-cell table:style-name="ce18" table:formula="of:=[.I3]+1" office:value-type="float" office:value="2023" calcext:value-type="float">
            <text:p>2023</text:p>
          </table:table-cell>
          <table:table-cell table:style-name="ce18" table:formula="of:=[.J3]+1" office:value-type="float" office:value="2024" calcext:value-type="float">
            <text:p>2024</text:p>
          </table:table-cell>
          <table:table-cell table:style-name="ce18" table:formula="of:=[.K3]+1" office:value-type="float" office:value="2025" calcext:value-type="float">
            <text:p>2025</text:p>
          </table:table-cell>
          <table:table-cell table:style-name="ce18" table:formula="of:=[.L3]+1" office:value-type="float" office:value="2026" calcext:value-type="float">
            <text:p>2026</text:p>
          </table:table-cell>
          <table:table-cell table:style-name="ce18" table:formula="of:=[.M3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 table:number-columns-spanned="4" table:number-rows-spanned="1">
            <text:p>Proposed budget change real (%)</text:p>
          </table:table-cell>
          <table:covered-table-cell table:number-columns-repeated="3"/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14" calcext:value-type="percentage">
            <text:p>14.00%</text:p>
          </table:table-cell>
          <table:table-cell table:style-name="ce22" office:value-type="percentage" office:value="0.12" calcext:value-type="percentage">
            <text:p>12.00%</text:p>
          </table:table-cell>
          <table:table-cell table:number-columns-repeated="7" table:style-name="ce2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Proposed budget change nominal (%)</text:p>
          </table:table-cell>
          <table:covered-table-cell table:number-columns-repeated="3"/>
          <table:table-cell table:style-name="ce10" table:formula="of:=[.E4]+['Current Financials'.$B$15]" office:value-type="percentage" office:value="0.07" calcext:value-type="percentage">
            <text:p>7.00%</text:p>
          </table:table-cell>
          <table:table-cell table:style-name="ce10" table:formula="of:=[.F4]+['Current Financials'.$B$15]" office:value-type="percentage" office:value="0.21" calcext:value-type="percentage">
            <text:p>21.00%</text:p>
          </table:table-cell>
          <table:table-cell table:style-name="ce10" table:formula="of:=[.G4]+['Current Financials'.$B$15]" office:value-type="percentage" office:value="0.19" calcext:value-type="percentage">
            <text:p>19.00%</text:p>
          </table:table-cell>
          <table:table-cell table:style-name="ce10" table:formula="of:=[.H4]+['Current Financials'.$B$15]" office:value-type="percentage" office:value="0.07" calcext:value-type="percentage">
            <text:p>7.00%</text:p>
          </table:table-cell>
          <table:table-cell table:style-name="ce10" table:formula="of:=[.I4]+['Current Financials'.$B$15]" office:value-type="percentage" office:value="0.07" calcext:value-type="percentage">
            <text:p>7.00%</text:p>
          </table:table-cell>
          <table:table-cell table:style-name="ce10" table:formula="of:=[.J4]+['Current Financials'.$B$15]" office:value-type="percentage" office:value="0.07" calcext:value-type="percentage">
            <text:p>7.00%</text:p>
          </table:table-cell>
          <table:table-cell table:style-name="ce10" table:formula="of:=[.K4]+['Current Financials'.$B$15]" office:value-type="percentage" office:value="0.07" calcext:value-type="percentage">
            <text:p>7.00%</text:p>
          </table:table-cell>
          <table:table-cell table:style-name="ce10" table:formula="of:=[.L4]+['Current Financials'.$B$15]" office:value-type="percentage" office:value="0.07" calcext:value-type="percentage">
            <text:p>7.00%</text:p>
          </table:table-cell>
          <table:table-cell table:style-name="ce10" table:formula="of:=[.M4]+['Current Financials'.$B$15]" office:value-type="percentage" office:value="0.07" calcext:value-type="percentage">
            <text:p>7.00%</text:p>
          </table:table-cell>
          <table:table-cell table:style-name="ce10" table:formula="of:=[.N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Initial reserve</text:p>
          </table:table-cell>
          <table:covered-table-cell table:number-columns-repeated="3"/>
          <table:table-cell table:formula="of:=['Current Financials'.B14]" office:value-type="float" office:value="570000" calcext:value-type="float">
            <text:p>570000</text:p>
          </table:table-cell>
          <table:table-cell table:formula="of:=[.E15]" office:value-type="float" office:value="404123.706" calcext:value-type="float">
            <text:p>404123.706</text:p>
          </table:table-cell>
          <table:table-cell table:formula="of:=[.F15]" office:value-type="float" office:value="605196.71856" calcext:value-type="float">
            <text:p>605196.71856</text:p>
          </table:table-cell>
          <table:table-cell table:formula="of:=[.G15]" office:value-type="float" office:value="767917.9015074" calcext:value-type="float">
            <text:p>767917.9015074</text:p>
          </table:table-cell>
          <table:table-cell table:formula="of:=[.H15]" office:value-type="float" office:value="-519615.328256473" calcext:value-type="float">
            <text:p>-519615.328256473</text:p>
          </table:table-cell>
          <table:table-cell table:formula="of:=[.I15]" office:value-type="float" office:value="-84265.5411042857" calcext:value-type="float">
            <text:p>-84265.5411042857</text:p>
          </table:table-cell>
          <table:table-cell table:formula="of:=[.J15]" office:value-type="float" office:value="-426918.940082714" calcext:value-type="float">
            <text:p>-426918.940082714</text:p>
          </table:table-cell>
          <table:table-cell table:formula="of:=[.K15]" office:value-type="float" office:value="-326635.388626163" calcext:value-type="float">
            <text:p>-326635.388626163</text:p>
          </table:table-cell>
          <table:table-cell table:formula="of:=[.L15]" office:value-type="float" office:value="87296.9632492819" calcext:value-type="float">
            <text:p>87296.9632492819</text:p>
          </table:table-cell>
          <table:table-cell table:formula="of:=[.M15]" office:value-type="float" office:value="696372.060315853" calcext:value-type="float">
            <text:p>696372.060315853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Admin budget (nominal)</text:p>
          </table:table-cell>
          <table:covered-table-cell table:number-columns-repeated="3"/>
          <table:table-cell table:formula="of:=['Current Financials'.B12]" office:value-type="float" office:value="881569" calcext:value-type="float">
            <text:p>881569</text:p>
          </table:table-cell>
          <table:table-cell table:formula="of:=[.E7]*(1+['Current Financials'.$B$15])" office:value-type="float" office:value="943278.83" calcext:value-type="float">
            <text:p>943278.83</text:p>
          </table:table-cell>
          <table:table-cell table:formula="of:=[.F7]*(1+['Current Financials'.$B$15])" office:value-type="float" office:value="1009308.3481" calcext:value-type="float">
            <text:p>1009308.3481</text:p>
          </table:table-cell>
          <table:table-cell table:formula="of:=[.G7]*(1+['Current Financials'.$B$15])" office:value-type="float" office:value="1079959.932467" calcext:value-type="float">
            <text:p>1079959.932467</text:p>
          </table:table-cell>
          <table:table-cell table:formula="of:=[.H7]*(1+['Current Financials'.$B$15])" office:value-type="float" office:value="1155557.12773969" calcext:value-type="float">
            <text:p>1155557.12773969</text:p>
          </table:table-cell>
          <table:table-cell table:formula="of:=[.I7]*(1+['Current Financials'.$B$15])" office:value-type="float" office:value="1236446.12668147" calcext:value-type="float">
            <text:p>1236446.12668147</text:p>
          </table:table-cell>
          <table:table-cell table:formula="of:=[.J7]*(1+['Current Financials'.$B$15])" office:value-type="float" office:value="1322997.35554917" calcext:value-type="float">
            <text:p>1322997.35554917</text:p>
          </table:table-cell>
          <table:table-cell table:formula="of:=[.K7]*(1+['Current Financials'.$B$15])" office:value-type="float" office:value="1415607.17043761" calcext:value-type="float">
            <text:p>1415607.17043761</text:p>
          </table:table-cell>
          <table:table-cell table:formula="of:=[.L7]*(1+['Current Financials'.$B$15])" office:value-type="float" office:value="1514699.67236825" calcext:value-type="float">
            <text:p>1514699.67236825</text:p>
          </table:table-cell>
          <table:table-cell table:formula="of:=[.M7]*(1+['Current Financials'.$B$15])" office:value-type="float" office:value="1620728.64943402" calcext:value-type="float">
            <text:p>1620728.64943402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 &amp; M budget (nominal)</text:p>
          </table:table-cell>
          <table:covered-table-cell table:number-columns-repeated="3"/>
          <table:table-cell table:formula="of:=['Current Financials'.B13]" office:value-type="float" office:value="165000" calcext:value-type="float">
            <text:p>165000</text:p>
          </table:table-cell>
          <table:table-cell table:formula="of:=[.E8]*(1+['Current Financials'.$B$15])" office:value-type="float" office:value="176550" calcext:value-type="float">
            <text:p>176550</text:p>
          </table:table-cell>
          <table:table-cell table:formula="of:=[.F8]*(1+['Current Financials'.$B$15])" office:value-type="float" office:value="188908.5" calcext:value-type="float">
            <text:p>188908.5</text:p>
          </table:table-cell>
          <table:table-cell table:formula="of:=[.G8]*(1+['Current Financials'.$B$15])" office:value-type="float" office:value="202132.095" calcext:value-type="float">
            <text:p>202132.095</text:p>
          </table:table-cell>
          <table:table-cell table:formula="of:=[.H8]*(1+['Current Financials'.$B$15])" office:value-type="float" office:value="216281.34165" calcext:value-type="float">
            <text:p>216281.34165</text:p>
          </table:table-cell>
          <table:table-cell table:formula="of:=[.I8]*(1+['Current Financials'.$B$15])" office:value-type="float" office:value="231421.0355655" calcext:value-type="float">
            <text:p>231421.0355655</text:p>
          </table:table-cell>
          <table:table-cell table:formula="of:=[.J8]*(1+['Current Financials'.$B$15])" office:value-type="float" office:value="247620.508055085" calcext:value-type="float">
            <text:p>247620.508055085</text:p>
          </table:table-cell>
          <table:table-cell table:formula="of:=[.K8]*(1+['Current Financials'.$B$15])" office:value-type="float" office:value="264953.943618941" calcext:value-type="float">
            <text:p>264953.943618941</text:p>
          </table:table-cell>
          <table:table-cell table:formula="of:=[.L8]*(1+['Current Financials'.$B$15])" office:value-type="float" office:value="283500.719672267" calcext:value-type="float">
            <text:p>283500.719672267</text:p>
          </table:table-cell>
          <table:table-cell table:formula="of:=[.M8]*(1+['Current Financials'.$B$15])" office:value-type="float" office:value="303345.770049326" calcext:value-type="float">
            <text:p>303345.77004932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otal budget (nominal)</text:p>
          </table:table-cell>
          <table:covered-table-cell table:number-columns-repeated="3"/>
          <table:table-cell table:formula="of:=['Current Financials'.B11]*(1+[.E5])" office:value-type="float" office:value="971448.72" calcext:value-type="float">
            <text:p>971448.72</text:p>
          </table:table-cell>
          <table:table-cell table:formula="of:=[.E9]*(1+[.F5])" office:value-type="float" office:value="1175452.9512" calcext:value-type="float">
            <text:p>1175452.9512</text:p>
          </table:table-cell>
          <table:table-cell table:formula="of:=[.F9]*(1+[.G5])" office:value-type="float" office:value="1398789.011928" calcext:value-type="float">
            <text:p>1398789.011928</text:p>
          </table:table-cell>
          <table:table-cell table:formula="of:=[.G9]*(1+[.H5])" office:value-type="float" office:value="1496704.24276296" calcext:value-type="float">
            <text:p>1496704.24276296</text:p>
          </table:table-cell>
          <table:table-cell table:formula="of:=[.H9]*(1+[.I5])" office:value-type="float" office:value="1601473.53975637" calcext:value-type="float">
            <text:p>1601473.53975637</text:p>
          </table:table-cell>
          <table:table-cell table:formula="of:=[.I9]*(1+[.J5])" office:value-type="float" office:value="1713576.68753931" calcext:value-type="float">
            <text:p>1713576.68753931</text:p>
          </table:table-cell>
          <table:table-cell table:formula="of:=[.J9]*(1+[.K5])" office:value-type="float" office:value="1833527.05566707" calcext:value-type="float">
            <text:p>1833527.05566707</text:p>
          </table:table-cell>
          <table:table-cell table:formula="of:=[.K9]*(1+[.L5])" office:value-type="float" office:value="1961873.94956376" calcext:value-type="float">
            <text:p>1961873.94956376</text:p>
          </table:table-cell>
          <table:table-cell table:formula="of:=[.L9]*(1+[.M5])" office:value-type="float" office:value="2099205.12603322" calcext:value-type="float">
            <text:p>2099205.12603322</text:p>
          </table:table-cell>
          <table:table-cell table:formula="of:=[.M9]*(1+[.N5])" office:value-type="float" office:value="2246149.48485555" calcext:value-type="float">
            <text:p>2246149.4848555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(nominal)</text:p>
          </table:table-cell>
          <table:covered-table-cell table:number-columns-repeated="3"/>
          <table:table-cell table:formula="of:=[.E9]-[.E7]" office:value-type="float" office:value="89879.7200000001" calcext:value-type="float">
            <text:p>89879.7200000001</text:p>
          </table:table-cell>
          <table:table-cell table:formula="of:=[.F9]-[.F7]" office:value-type="float" office:value="232174.1212" calcext:value-type="float">
            <text:p>232174.1212</text:p>
          </table:table-cell>
          <table:table-cell table:formula="of:=[.G9]-[.G7]" office:value-type="float" office:value="389480.663828" calcext:value-type="float">
            <text:p>389480.663828</text:p>
          </table:table-cell>
          <table:table-cell table:formula="of:=[.H9]-[.H7]" office:value-type="float" office:value="416744.31029596" calcext:value-type="float">
            <text:p>416744.31029596</text:p>
          </table:table-cell>
          <table:table-cell table:formula="of:=[.I9]-[.I7]" office:value-type="float" office:value="445916.412016677" calcext:value-type="float">
            <text:p>445916.412016677</text:p>
          </table:table-cell>
          <table:table-cell table:formula="of:=[.J9]-[.J7]" office:value-type="float" office:value="477130.560857844" calcext:value-type="float">
            <text:p>477130.560857844</text:p>
          </table:table-cell>
          <table:table-cell table:formula="of:=[.K9]-[.K7]" office:value-type="float" office:value="510529.700117893" calcext:value-type="float">
            <text:p>510529.700117893</text:p>
          </table:table-cell>
          <table:table-cell table:formula="of:=[.L9]-[.L7]" office:value-type="float" office:value="546266.779126146" calcext:value-type="float">
            <text:p>546266.779126146</text:p>
          </table:table-cell>
          <table:table-cell table:formula="of:=[.M9]-[.M7]" office:value-type="float" office:value="584505.453664976" calcext:value-type="float">
            <text:p>584505.453664976</text:p>
          </table:table-cell>
          <table:table-cell table:formula="of:=[.N9]-[.N7]" office:value-type="float" office:value="625420.835421525" calcext:value-type="float">
            <text:p>625420.835421525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OK?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office:value-type="string" calcext:value-type="string" table:number-columns-spanned="4" table:number-rows-spanned="1">
            <text:p>Management spend (real)</text:p>
          </table:table-cell>
          <table:covered-table-cell table:number-columns-repeated="3"/>
          <table:table-cell table:formula="of:=SUM(['Ten Year Plan'.G16:'Ten Year Plan'.G45])" office:value-type="float" office:value="275000" calcext:value-type="float">
            <text:p>275000</text:p>
          </table:table-cell>
          <table:table-cell table:formula="of:=SUM(['Ten Year Plan'.H16:'Ten Year Plan'.H45])" office:value-type="float" office:value="56000" calcext:value-type="float">
            <text:p>56000</text:p>
          </table:table-cell>
          <table:table-cell table:formula="of:=SUM(['Ten Year Plan'.I16:'Ten Year Plan'.I45])" office:value-type="float" office:value="230000" calcext:value-type="float">
            <text:p>230000</text:p>
          </table:table-cell>
          <table:table-cell table:formula="of:=SUM(['Ten Year Plan'.J16:'Ten Year Plan'.J45])" office:value-type="float" office:value="1371000" calcext:value-type="float">
            <text:p>1371000</text:p>
          </table:table-cell>
          <table:table-cell table:formula="of:=SUM(['Ten Year Plan'.K16:'Ten Year Plan'.K45])" office:value-type="float" office:value="5000" calcext:value-type="float">
            <text:p>5000</text:p>
          </table:table-cell>
          <table:table-cell table:formula="of:=SUM(['Ten Year Plan'.L16:'Ten Year Plan'.L45])" office:value-type="float" office:value="570000" calcext:value-type="float">
            <text:p>570000</text:p>
          </table:table-cell>
          <table:table-cell table:formula="of:=SUM(['Ten Year Plan'.M16:'Ten Year Plan'.M45])" office:value-type="float" office:value="263000" calcext:value-type="float">
            <text:p>263000</text:p>
          </table:table-cell>
          <table:table-cell table:formula="of:=SUM(['Ten Year Plan'.N16:'Ten Year Plan'.N45])" office:value-type="float" office:value="85000" calcext:value-type="float">
            <text:p>85000</text:p>
          </table:table-cell>
          <table:table-cell table:formula="of:=SUM(['Ten Year Plan'.O16:'Ten Year Plan'.O45])" office:value-type="float" office:value="5000" calcext:value-type="float">
            <text:p>5000</text:p>
          </table:table-cell>
          <table:table-cell table:formula="of:=SUM(['Ten Year Plan'.P16:'Ten Year Plan'.P45])"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spend (nominal)</text:p>
          </table:table-cell>
          <table:covered-table-cell table:number-columns-repeated="3"/>
          <table:table-cell table:formula="of:=[.E12]*(1+['Current Financials'.$B$15])^([.E3]-['Current Financials'.$B$9])" office:value-type="float" office:value="275000" calcext:value-type="float">
            <text:p>275000</text:p>
          </table:table-cell>
          <table:table-cell table:formula="of:=[.F12]*(1+['Current Financials'.$B$15])^([.F3]-['Current Financials'.$B$9])" office:value-type="float" office:value="59920" calcext:value-type="float">
            <text:p>59920</text:p>
          </table:table-cell>
          <table:table-cell table:formula="of:=[.G12]*(1+['Current Financials'.$B$15])^([.G3]-['Current Financials'.$B$9])" office:value-type="float" office:value="263327" calcext:value-type="float">
            <text:p>263327</text:p>
          </table:table-cell>
          <table:table-cell table:formula="of:=[.H12]*(1+['Current Financials'.$B$15])^([.H3]-['Current Financials'.$B$9])" office:value-type="float" office:value="1679533.953" calcext:value-type="float">
            <text:p>1679533.953</text:p>
          </table:table-cell>
          <table:table-cell table:formula="of:=[.I12]*(1+['Current Financials'.$B$15])^([.I3]-['Current Financials'.$B$9])" office:value-type="float" office:value="6553.98005" calcext:value-type="float">
            <text:p>6553.98005</text:p>
          </table:table-cell>
          <table:table-cell table:formula="of:=[.J12]*(1+['Current Financials'.$B$15])^([.J3]-['Current Financials'.$B$9])" office:value-type="float" office:value="799454.486499" calcext:value-type="float">
            <text:p>799454.486499</text:p>
          </table:table-cell>
          <table:table-cell table:formula="of:=[.K12]*(1+['Current Financials'.$B$15])^([.K3]-['Current Financials'.$B$9])" office:value-type="float" office:value="394692.082536287" calcext:value-type="float">
            <text:p>394692.082536287</text:p>
          </table:table-cell>
          <table:table-cell table:formula="of:=[.L12]*(1+['Current Financials'.$B$15])^([.L3]-['Current Financials'.$B$9])" office:value-type="float" office:value="136491.425500667" calcext:value-type="float">
            <text:p>136491.425500667</text:p>
          </table:table-cell>
          <table:table-cell table:formula="of:=[.M12]*(1+['Current Financials'.$B$15])^([.M3]-['Current Financials'.$B$9])" office:value-type="float" office:value="8590.9308991596" calcext:value-type="float">
            <text:p>8590.9308991596</text:p>
          </table:table-cell>
          <table:table-cell table:formula="of:=[.N12]*(1+['Current Financials'.$B$15])^([.N3]-['Current Financials'.$B$9])" office:value-type="float" office:value="55153.7763726047" calcext:value-type="float">
            <text:p>55153.7763726047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real)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office:value-type="string" calcext:value-type="string" table:number-columns-spanned="4" table:number-rows-spanned="1">
            <text:p>Final reserve (nominal)</text:p>
          </table:table-cell>
          <table:covered-table-cell table:number-columns-repeated="3"/>
          <table:table-cell table:formula="of:=([.E6]+[.E10]-[.E13])*(1+['Current Financials'.$B$16])" office:value-type="float" office:value="404123.706" calcext:value-type="float">
            <text:p>404123.706</text:p>
          </table:table-cell>
          <table:table-cell table:formula="of:=([.F6]+[.F10]-[.F13])*(1+['Current Financials'.$B$16])" office:value-type="float" office:value="605196.71856" calcext:value-type="float">
            <text:p>605196.71856</text:p>
          </table:table-cell>
          <table:table-cell table:formula="of:=([.G6]+[.G10]-[.G13])*(1+['Current Financials'.$B$16])" office:value-type="float" office:value="767917.9015074" calcext:value-type="float">
            <text:p>767917.9015074</text:p>
          </table:table-cell>
          <table:table-cell table:formula="of:=([.H6]+[.H10]-[.H13])*(1+['Current Financials'.$B$16])" office:value-type="float" office:value="-519615.328256473" calcext:value-type="float">
            <text:p>-519615.328256473</text:p>
          </table:table-cell>
          <table:table-cell table:formula="of:=([.I6]+[.I10]-[.I13])*(1+['Current Financials'.$B$16])" office:value-type="float" office:value="-84265.5411042857" calcext:value-type="float">
            <text:p>-84265.5411042857</text:p>
          </table:table-cell>
          <table:table-cell table:formula="of:=([.J6]+[.J10]-[.J13])*(1+['Current Financials'.$B$16])" office:value-type="float" office:value="-426918.940082714" calcext:value-type="float">
            <text:p>-426918.940082714</text:p>
          </table:table-cell>
          <table:table-cell table:formula="of:=([.K6]+[.K10]-[.K13])*(1+['Current Financials'.$B$16])" office:value-type="float" office:value="-326635.388626163" calcext:value-type="float">
            <text:p>-326635.388626163</text:p>
          </table:table-cell>
          <table:table-cell table:formula="of:=([.L6]+[.L10]-[.L13])*(1+['Current Financials'.$B$16])" office:value-type="float" office:value="87296.9632492819" calcext:value-type="float">
            <text:p>87296.9632492819</text:p>
          </table:table-cell>
          <table:table-cell table:formula="of:=([.M6]+[.M10]-[.M13])*(1+['Current Financials'.$B$16])" office:value-type="float" office:value="696372.060315853" calcext:value-type="float">
            <text:p>696372.060315853</text:p>
          </table:table-cell>
          <table:table-cell table:formula="of:=([.N6]+[.N10]-[.N13])*(1+['Current Financials'.$B$16])" office:value-type="float" office:value="1329971.07533301" calcext:value-type="float">
            <text:p>1329971.07533301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OK?</text:p>
          </table:table-cell>
          <table:covered-table-cell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6:10:13.71058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4T16:46:57.514343523</dc:date>
    <meta:editing-duration>PT26M6S</meta:editing-duration>
    <meta:editing-cycles>4</meta:editing-cycles>
    <meta:generator>LibreOffice/5.0.6.2$Linux_X86_64 LibreOffice_project/00$Build-2</meta:generator>
    <meta:document-statistic meta:table-count="3" meta:cell-count="488" meta:object-count="0"/>
  </office:meta>
</office:document-meta>
</file>